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ucida Sans1" svg:font-family="'Lucida Sans'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2aca2c" officeooo:paragraph-rsid="002aca2c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2c7eda" officeooo:paragraph-rsid="002c7eda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2e5578" officeooo:paragraph-rsid="002e5578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354621" officeooo:paragraph-rsid="003828e0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3828e0" officeooo:paragraph-rsid="003828e0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397121" officeooo:paragraph-rsid="00397121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3c53f7" officeooo:paragraph-rsid="003c53f7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Courier" fo:font-size="10pt" fo:letter-spacing="normal" fo:font-style="normal" fo:font-weight="normal" officeooo:rsid="002e5578" officeooo:paragraph-rsid="002fe4f8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Courier" fo:font-size="10pt" fo:letter-spacing="normal" fo:font-style="normal" fo:font-weight="normal" officeooo:rsid="002aca2c" officeooo:paragraph-rsid="002aca2c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Courier" fo:font-size="10pt" fo:letter-spacing="normal" fo:font-style="normal" fo:font-weight="normal" officeooo:rsid="00397121" officeooo:paragraph-rsid="00397121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Courier" fo:font-size="10pt" fo:letter-spacing="normal" fo:font-style="normal" fo:font-weight="normal" officeooo:rsid="003c53f7" officeooo:paragraph-rsid="003c53f7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Courier" fo:font-size="10pt" fo:letter-spacing="normal" fo:font-style="normal" fo:font-weight="normal" officeooo:rsid="003c53f7" officeooo:paragraph-rsid="00397121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Courier" fo:font-size="10pt" fo:letter-spacing="normal" fo:font-style="normal" fo:font-weight="bold" officeooo:rsid="00397121" officeooo:paragraph-rsid="00397121" style:font-size-asian="10pt" style:font-weight-asian="bold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Courier" fo:font-size="10pt" fo:letter-spacing="normal" fo:font-style="normal" fo:font-weight="bold" officeooo:rsid="003c53f7" officeooo:paragraph-rsid="003c53f7" style:font-size-asian="10pt" style:font-weight-asian="bold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3af28f"/>
    </style:style>
    <style:style style:name="P16" style:family="paragraph" style:parent-style-name="Heading_20_1">
      <style:text-properties fo:font-size="15pt" style:font-size-asian="15pt" style:font-size-complex="15pt"/>
    </style:style>
    <style:style style:name="P17" style:family="paragraph" style:parent-style-name="Standard" style:list-style-name="L1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354621" officeooo:paragraph-rsid="00354621" style:font-size-asian="10pt" style:font-size-complex="10pt"/>
    </style:style>
    <style:style style:name="P18" style:family="paragraph" style:parent-style-name="Standard" style:list-style-name="L1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36a49d" officeooo:paragraph-rsid="0036a49d" style:font-size-asian="10pt" style:font-size-complex="10pt"/>
    </style:style>
    <style:style style:name="P19" style:family="paragraph" style:parent-style-name="Standard" style:list-style-name="L1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3828e0" officeooo:paragraph-rsid="003828e0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454545" style:font-name="Helvetica Neue" fo:font-size="10pt" fo:letter-spacing="normal" fo:font-style="normal" fo:font-weight="normal" officeooo:rsid="002aca2c" officeooo:paragraph-rsid="0046a062" style:font-size-asian="10pt" style:font-size-complex="10pt"/>
    </style:style>
    <style:style style:name="T1" style:family="text">
      <style:text-properties officeooo:rsid="002e6105"/>
    </style:style>
    <style:style style:name="T2" style:family="text">
      <style:text-properties officeooo:rsid="002fe4f8"/>
    </style:style>
    <style:style style:name="T3" style:family="text">
      <style:text-properties officeooo:rsid="00342bda"/>
    </style:style>
    <style:style style:name="T4" style:family="text">
      <style:text-properties officeooo:rsid="0036a49d"/>
    </style:style>
    <style:style style:name="T5" style:family="text">
      <style:text-properties style:font-style-asian="normal" style:font-style-complex="normal"/>
    </style:style>
    <style:style style:name="T6" style:family="text">
      <style:text-properties officeooo:rsid="003828e0"/>
    </style:style>
    <style:style style:name="T7" style:family="text">
      <style:text-properties officeooo:rsid="00397121"/>
    </style:style>
    <style:style style:name="T8" style:family="text">
      <style:text-properties fo:font-variant="normal" fo:text-transform="none" fo:color="#454545" style:font-name="Helvetica Neue" fo:font-size="10pt" fo:letter-spacing="normal" fo:font-style="normal" fo:font-weight="normal" officeooo:rsid="002c7eda" style:font-size-asian="10pt" style:font-size-complex="10pt"/>
    </style:style>
    <style:style style:name="T9" style:family="text">
      <style:text-properties fo:font-variant="normal" fo:text-transform="none" fo:color="#454545" style:font-name="Helvetica Neue" fo:font-size="10pt" fo:letter-spacing="normal" fo:font-style="normal" fo:font-weight="normal" officeooo:rsid="003828e0" style:font-size-asian="10pt" style:font-size-complex="10pt"/>
    </style:style>
    <style:style style:name="T10" style:family="text">
      <style:text-properties fo:font-variant="normal" fo:text-transform="none" fo:color="#454545" style:font-name="Helvetica Neue" fo:font-size="10pt" fo:letter-spacing="normal" fo:font-style="normal" fo:font-weight="normal" officeooo:rsid="00318af5" style:font-size-asian="10pt" style:font-size-complex="10pt"/>
    </style:style>
    <style:style style:name="T11" style:family="text">
      <style:text-properties fo:font-variant="normal" fo:text-transform="none" fo:color="#454545" style:font-name="Helvetica Neue" fo:font-size="10pt" fo:letter-spacing="normal" fo:font-style="normal" fo:font-weight="normal" officeooo:rsid="00354621" style:font-size-asian="10pt" style:font-size-complex="10pt"/>
    </style:style>
    <style:style style:name="T12" style:family="text">
      <style:text-properties fo:font-variant="normal" fo:text-transform="none" fo:color="#454545" style:font-name="Helvetica Neue" fo:font-size="10pt" fo:letter-spacing="normal" fo:font-style="normal" fo:font-weight="normal" officeooo:rsid="0046a062" style:font-size-asian="10pt" style:font-size-complex="10pt"/>
    </style:style>
    <style:style style:name="T13" style:family="text">
      <style:text-properties officeooo:rsid="003af28f"/>
    </style:style>
    <style:style style:name="T14" style:family="text">
      <style:text-properties officeooo:rsid="003c53f7"/>
    </style:style>
    <style:style style:name="T15" style:family="text">
      <style:text-properties officeooo:rsid="003c6553"/>
    </style:style>
    <style:style style:name="T16" style:family="text">
      <style:text-properties officeooo:rsid="0046a0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eet Structs</text:p>
      <text:p text:style-name="P15"><text:span text:style-name="T8">For this exercise, you get to work with structs. <text:s/></text:span><text:span text:style-name="T9">You’ll be defining a new struct type, dynamically allocating an array of that type of struct, filling the array with input from a file and then using it to answer a sequence of queries from the user. <text:s/></text:span><text:span text:style-name="T8">On the course homepage, you'll find a source file named </text:span><text:span text:style-name="T9">gps</text:span><text:span text:style-name="T8">.c, </text:span><text:span text:style-name="T9">along with some input files and expected outputs for this exercise. <text:s/></text:span><text:span text:style-name="T12">You can also download these with the following curl commands:</text:span></text:p>
      <text:p text:style-name="P1"/>
      <text:p text:style-name="P1">curl -O https://www.csc2.ncsu.edu/courses/csc230/exercise/exercise1<text:span text:style-name="T16">3</text:span>/<text:span text:style-name="T16">gps</text:span>.c</text:p>
      <text:p text:style-name="P20">curl -O https://www.csc2.ncsu.edu/courses/csc230/exercise/exercise1<text:span text:style-name="T16">3</text:span>/<text:span text:style-name="T16">city-1</text:span>.<text:span text:style-name="T16">txt</text:span></text:p>
      <text:p text:style-name="P20">curl -O https://www.csc2.ncsu.edu/courses/csc230/exercise/exercise1<text:span text:style-name="T16">3</text:span>/<text:span text:style-name="T16">expected-1.txt</text:span></text:p>
      <text:p text:style-name="P20">curl -O https://www.csc2.ncsu.edu/courses/csc230/exercise/exercise1<text:span text:style-name="T16">3/city-2.txt</text:span></text:p>
      <text:p text:style-name="P20">curl -O https://www.csc2.ncsu.edu/courses/csc230/exercise/exercise1<text:span text:style-name="T16">3</text:span>/<text:span text:style-name="T16">expected-2.txt</text:span></text:p>
      <text:p text:style-name="Heading_20_3">Program Input</text:p>
      <text:p text:style-name="P6">The gps.c program expects a single command-line argument, the name of an input file containing a list of cities, each with a global location. <text:s/>The input file starts with an integer, n, telling you how many cities follow. <text:s/>Each city is given as a name, followed by two real number<text:span text:style-name="T13">s</text:span> giving the latitude and longitude of the city. <text:s/>We’re proving two sample input files, city-1.txt just contains two cities:</text:p>
      <text:p text:style-name="P6"/>
      <text:p text:style-name="P10">2</text:p>
      <text:p text:style-name="P10">Raleigh 35.817 -78.65</text:p>
      <text:p text:style-name="P10">Tokyo 35.683 139.7</text:p>
      <text:p text:style-name="P2"/>
      <text:p text:style-name="P6">The city-2.txt file is a little bit longer, with locations for 10 cities:</text:p>
      <text:p text:style-name="P6"/>
      <text:p text:style-name="P10">10</text:p>
      <text:p text:style-name="P10">Chicago 41.883 -87.633</text:p>
      <text:p text:style-name="P10">New-York 40.667 -73.933</text:p>
      <text:p text:style-name="P10">Houston 29.767 -95.383</text:p>
      <text:p text:style-name="P10">Los-Angeles 34.05 -118.25</text:p>
      <text:p text:style-name="P10">Philadelphia 39.95 -75.167</text:p>
      <text:p text:style-name="P10">Raleigh 35.817 -78.65</text:p>
      <text:p text:style-name="P10">Phoenix 33.45 -112.067</text:p>
      <text:p text:style-name="P10">Seattle 47.617 -122.333</text:p>
      <text:p text:style-name="P10">Miami 25.783 -80.217</text:p>
      <text:p text:style-name="P10">Denver 39.733 -104.983</text:p>
      <text:p text:style-name="Heading_20_3">Sample Execution</text:p>
      <text:p text:style-name="P6">When it starts up, your program will read the list of cities into a dynamically allocated array of structs (some of this code is already written for you). <text:s/>Then, it will repeatedly <text:span text:style-name="T15">read </text:span>query location<text:span text:style-name="T15">s from the user,</text:span> given <text:span text:style-name="T15">as</text:span> latitude and longitude. <text:s/><text:span text:style-name="T13">For each query, i</text:span>t will report the city that’s closest to the location, along with the distance to that city in miles. <text:s/><text:span text:style-name="T14">Running your program as follows should give you the same output as expected-1.txt (typing quit at the end terminates the program, since it stops when it gets input that doesn’t parse as two doubles):</text:span></text:p>
      <text:p text:style-name="P6"/>
      <text:p text:style-name="P12">$ ./gps city-1.txt</text:p>
      <text:p text:style-name="P13">40.667 -73.933</text:p>
      <text:p text:style-name="P10">Raleigh 421.56</text:p>
      <text:p text:style-name="P13">37.567 126.983</text:p>
      <text:p text:style-name="P10">Tokyo 716.54</text:p>
      <text:p text:style-name="P13">quit</text:p>
      <text:p text:style-name="P10"/>
      <text:p text:style-name="P7">Or, you can try running your program on the larger city list;</text:p>
      <text:p text:style-name="P7"/>
      <text:p text:style-name="P11"><text:span text:style-name="T15">$ </text:span>./gps city-2.txt</text:p>
      <text:p text:style-name="P14">33.75 -84.383</text:p>
      <text:p text:style-name="P11">Raleigh 355.24</text:p>
      <text:p text:style-name="P14">36.183 -115.133</text:p>
      <text:p text:style-name="P11">Los-Angeles 229.67</text:p>
      <text:p text:style-name="P14"><text:soft-page-break/>-11.95 -77.033</text:p>
      <text:p text:style-name="P11">Miami 2616.04</text:p>
      <text:p text:style-name="P14">quit</text:p>
      <text:p text:style-name="Heading_20_3">Compiling Your Solution</text:p>
      <text:p text:style-name="P15"><text:span text:style-name="T10">This program uses a few functions from the math library. When you compile, you'll need to add the -lm option to tell gcc to link with the math library, and </text:span><text:span text:style-name="T11">you’ll need </text:span><text:span text:style-name="T10">the -D_GNU_SOURCE compiler flag to tell gcc to let you use the M_PI constant for pi </text:span><text:span text:style-name="T11">(which is commonly supplied by the math.h header, but isn’t officially part of the C99 standard).</text:span></text:p>
      <text:p text:style-name="P3"/>
      <text:p text:style-name="P8">$ gcc <text:span text:style-name="T2">-D_GNU_SOURCE </text:span>-Wall -std=c99 <text:span text:style-name="T13">gps</text:span>.c -o <text:span text:style-name="T13">gps</text:span> -lm</text:p>
      <text:p text:style-name="P9"/>
      <text:p text:style-name="Heading_20_3">Completing the Implementation</text:p>
      <text:p text:style-name="P5">In the gps.c file, I’ve already written some code to help you out. <text:s/>I’ve marked the places where you’ll need to fill in missing code with comments containing “...”. <text:s/>Specifically, you’ll need to add code for the following:</text:p>
      <text:p text:style-name="P5"/>
      <text:list xml:id="list921202809" text:style-name="L1">
        <text:list-item>
          <text:p text:style-name="P17">Define a struct named City, for holding information about a city. <text:s/>Your struct will need to be able to store a name for the city <text:span text:style-name="T4">(</text:span>a string up to 20 characters in length<text:span text:style-name="T4">). <text:s/>It will also need two double fields for storing the city’s location, as latitude and longitude.</text:span></text:p>
        </text:list-item>
        <text:list-item>
          <text:p text:style-name="P18">Fill in the body of the readCity() function. <text:s/>It should read the name and location of a city from a file and store it in a city struct (both of these are parameters to the function). <text:s/><text:span text:style-name="T15">The city name won’t contain any spaces, and you won’t need to worry about detecting invalid input (e.g., a city name that’s too long or a location that isn’t given as a pair of double values). <text:s/>We won’t run your program with invalid input files.</text:span></text:p>
        </text:list-item>
        <text:list-item>
          <text:p text:style-name="P18">In main(), add code to dynamically allocate an array of City structs, with enough elements to hold all the cities in the input file. <text:s/>I’ve already written code to read the first integer, <text:span text:style-name="T5">n</text:span>, from the input file. <text:s/>You’ll need to declare a pointer-to-city variable to keep up with the location of <text:span text:style-name="T14">your dynamically allocated </text:span>array.</text:p>
        </text:list-item>
        <text:list-item>
          <text:p text:style-name="P18">Right after you make your array of City structs, add code to loop through the array and call your readCity() function to read in each of them. <text:s/>You defined readCity() to take a pointer to a City as its second parameter. <text:s/><text:span text:style-name="T6">Each time you call it, you need to give it the address of one of the elements of your dynamically allocated array. <text:s/>You could do this with pointer arithmetic, if you want.</text:span></text:p>
        </text:list-item>
        <text:list-item>
          <text:p text:style-name="P19">Near the end of main, there’s a loop to read query locations from the user. <text:s/>Inside this loop, add code to look at all the cities and report the one that’s closest to the query location. <text:s/>As in the sample executions, print a line that gives the city name, then a space, then the distance to that city in miles, rounded to the nearest hundredth of a mile. <text:s/><text:span text:style-name="T7">I’ve provided a function, globalDistance(), to help you out. <text:s/>If you give it two locations expressed in latitude and longitude, it will return the approximate distance between them (assuming the world is a perfect sphere, which it isn’t).</text:span></text:p>
        </text:list-item>
        <text:list-item>
          <text:p text:style-name="P19">Finally, don’t forget to free your dynamically allocated array before you exit.</text:p>
        </text:list-item>
      </text:list>
      <text:p text:style-name="P4"/>
      <text:p text:style-name="P2">Once your program is working, submit it <text:span text:style-name="T3">to the exercise_13 assignment in Mood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ucida Sans1" svg:font-family="'Lucida Sans'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06:20:10.542736000</meta:creation-date>
    <dc:date>2018-09-24T21:19:53.705418794</dc:date>
    <meta:editing-duration>PT6H37M46S</meta:editing-duration>
    <meta:editing-cycles>42</meta:editing-cycles>
    <meta:generator>LibreOffice/6.0.5.2$MacOSX_X86_64 LibreOffice_project/54c8cbb85f300ac59db32fe8a675ff7683cd5a16</meta:generator>
    <meta:document-statistic meta:table-count="0" meta:image-count="0" meta:object-count="0" meta:page-count="2" meta:paragraph-count="53" meta:word-count="871" meta:character-count="5291" meta:non-whitespace-character-count="4454"/>
  </office:meta>
</office:document-meta>
</file>